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0" draw:shadow="visible" draw:shadow-offset-x="0.051cm" draw:shadow-offset-y="0.051cm" draw:shadow-color="#404040" draw:shadow-opacity="50%"/>
    </style:style>
    <style:style style:name="gr2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1.208cm" fo:min-width="2.54cm" fo:padding-top="0.071cm" fo:padding-bottom="0.071cm" fo:padding-left="0.071cm" fo:padding-right="0.071cm"/>
      <style:paragraph-properties style:writing-mode="lr-tb"/>
    </style:style>
    <style:style style:name="gr4" style:family="graphic" style:parent-style-name="standard">
      <style:graphic-properties draw:stroke="none" draw:fill="gradient" draw:fill-gradient-name="Gradient_5f_1" draw:shadow="visible" draw:shadow-offset-x="0.051cm" draw:shadow-offset-y="0.051cm" draw:shadow-color="#cdcdcd" draw:shadow-opacity="50%"/>
    </style:style>
    <style:style style:name="gr5" style:family="graphic" style:parent-style-name="standard">
      <style:graphic-properties draw:stroke="none" draw:fill="none" draw:textarea-vertical-align="middle" fo:min-height="1.541cm" fo:min-width="2.54cm" fo:padding-top="0.071cm" fo:padding-bottom="0.071cm" fo:padding-left="0.071cm" fo:padding-right="0.071cm"/>
      <style:paragraph-properties style:writing-mode="lr-tb"/>
    </style:style>
    <style:style style:name="gr6" style:family="graphic" style:parent-style-name="standard">
      <style:graphic-properties draw:stroke="none" draw:fill="gradient" draw:fill-gradient-name="Gradient_5f_2" draw:shadow="visible" draw:shadow-offset-x="0.051cm" draw:shadow-offset-y="0.051cm" draw:shadow-color="#cdcdcd" draw:shadow-opacity="50%"/>
    </style:style>
    <style:style style:name="gr7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solid" svg:stroke-width="0.035cm" svg:stroke-color="#404040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9" style:family="graphic" style:parent-style-name="standard">
      <style:graphic-properties draw:stroke="none" draw:fill="gradient" draw:fill-gradient-name="Gradient_5f_3" draw:shadow="visible" draw:shadow-offset-x="0.051cm" draw:shadow-offset-y="0.051cm" draw:shadow-color="#cdcdcd" draw:shadow-opacity="50%"/>
    </style:style>
    <style:style style:name="gr10" style:family="graphic" style:parent-style-name="standard">
      <style:graphic-properties draw:stroke="none" draw:fill="none" draw:textarea-vertical-align="middle" fo:min-height="1.183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gradient" draw:fill-gradient-name="Gradient_5f_4" draw:shadow="visible" draw:shadow-offset-x="0.051cm" draw:shadow-offset-y="0.051cm" draw:shadow-color="#cdcdcd" draw:shadow-opacity="50%"/>
    </style:style>
    <style:style style:name="gr12" style:family="graphic" style:parent-style-name="standard">
      <style:graphic-properties draw:stroke="none" draw:fill="none" draw:textarea-vertical-align="middle" fo:min-height="1.558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none" draw:fill="gradient" draw:fill-gradient-name="Gradient_5f_5" draw:shadow="visible" draw:shadow-offset-x="0.051cm" draw:shadow-offset-y="0.051cm" draw:shadow-color="#cdcdcd" draw:shadow-opacity="50%"/>
    </style:style>
    <style:style style:name="gr14" style:family="graphic" style:parent-style-name="standard">
      <style:graphic-properties draw:stroke="none" draw:fill="gradient" draw:fill-gradient-name="Gradient_5f_6" draw:shadow="visible" draw:shadow-offset-x="0.051cm" draw:shadow-offset-y="0.051cm" draw:shadow-color="#404040" draw:shadow-opacity="50%"/>
    </style:style>
    <style:style style:name="gr15" style:family="graphic" style:parent-style-name="standard">
      <style:graphic-properties draw:stroke="none" draw:fill="none" draw:textarea-vertical-align="middle" fo:min-height="0.738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gradient" draw:fill-gradient-name="Gradient_5f_7" draw:shadow="visible" draw:shadow-offset-x="0.051cm" draw:shadow-offset-y="0.051cm" draw:shadow-color="#cdcdcd" draw:shadow-opacity="50%"/>
    </style:style>
    <style:style style:name="gr17" style:family="graphic" style:parent-style-name="standard">
      <style:graphic-properties draw:stroke="none" draw:fill="none" draw:textarea-vertical-align="middle" fo:min-height="0.915cm" fo:min-width="2.54cm" fo:padding-top="0.071cm" fo:padding-bottom="0.071cm" fo:padding-left="0.071cm" fo:padding-right="0.07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1.058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0.983cm" fo:min-width="2.54cm" fo:padding-top="0.071cm" fo:padding-bottom="0.071cm" fo:padding-left="0.071cm" fo:padding-right="0.071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907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none" draw:fill="solid" draw:fill-color="#92d050" draw:shadow="hidden"/>
    </style:style>
    <style:style style:name="gr2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3" style:family="graphic" style:parent-style-name="standard">
      <style:graphic-properties draw:stroke="none" draw:fill="solid" draw:fill-color="#ccc2d9" draw:shadow="hidden"/>
    </style:style>
    <style:style style:name="gr24" style:family="graphic" style:parent-style-name="standard">
      <style:graphic-properties draw:stroke="none" draw:fill="solid" draw:fill-color="#eeeaf2" draw:shadow="hidden"/>
    </style:style>
    <style:style style:name="gr25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26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7" style:family="graphic" style:parent-style-name="standard">
      <style:graphic-properties draw:stroke="solid" svg:stroke-width="0.018cm" svg:stroke-color="#000000" svg:stroke-opacity="100%" draw:stroke-linejoin="round" svg:stroke-linecap="round" draw:fill="none" fo:padding-top="0.134cm" fo:padding-bottom="0.134cm" fo:padding-left="0.259cm" fo:padding-right="0.259cm" draw:shadow="hidden"/>
    </style:style>
    <style:style style:name="P1" style:family="paragraph">
      <loext:graphic-properties draw:fill="gradient" draw:fill-gradient-name="Gradient_5f_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gradient" draw:fill-gradient-name="Gradient_5f_1"/>
    </style:style>
    <style:style style:name="P5" style:family="paragraph">
      <loext:graphic-properties draw:fill="gradient" draw:fill-gradient-name="Gradient_5f_2"/>
    </style:style>
    <style:style style:name="P6" style:family="paragraph">
      <loext:graphic-properties draw:fill="gradient" draw:fill-gradient-name="Gradient_5f_3"/>
    </style:style>
    <style:style style:name="P7" style:family="paragraph">
      <loext:graphic-properties draw:fill="gradient" draw:fill-gradient-name="Gradient_5f_4"/>
    </style:style>
    <style:style style:name="P8" style:family="paragraph">
      <loext:graphic-properties draw:fill="gradient" draw:fill-gradient-name="Gradient_5f_5"/>
    </style:style>
    <style:style style:name="P9" style:family="paragraph">
      <loext:graphic-properties draw:fill="gradient" draw:fill-gradient-name="Gradient_5f_6"/>
    </style:style>
    <style:style style:name="P10" style:family="paragraph">
      <loext:graphic-properties draw:fill="gradient" draw:fill-gradient-name="Gradient_5f_7"/>
    </style:style>
    <style:style style:name="P11" style:family="paragraph">
      <loext:graphic-properties draw:fill="solid" draw:fill-color="#92d050"/>
    </style:style>
    <style:style style:name="P12" style:family="paragraph">
      <loext:graphic-properties draw:fill="solid" draw:fill-color="#ccc2d9"/>
    </style:style>
    <style:style style:name="P13" style:family="paragraph">
      <loext:graphic-properties draw:fill="solid" draw:fill-color="#eeeaf2"/>
    </style:style>
    <style:style style:name="T1" style:family="text">
      <style:text-properties fo:color="#000000" loext:opacity="100%" style:font-name="Calibri" fo:font-size="9pt" style:font-name-asian="Calibri" style:font-size-asian="9pt" style:font-name-complex="Calibri" style:font-size-complex="9pt"/>
    </style:style>
    <style:style style:name="T2" style:family="text">
      <style:text-properties fo:color="#000000" loext:opacity="100%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3" style:family="text">
      <style:text-properties fo:color="#000000" loext:opacity="100%" style:font-name="Calibri" fo:font-size="8pt" style:font-name-asian="Calibri" style:font-size-asian="8pt" style:font-name-complex="Calibr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2.5cm" svg:height="1.8cm" svg:x="9.008cm" svg:y="6.5cm" svg:viewBox="0 0 2501 1801" draw:points="0,900 1251,0 2501,900 1251,1801">
              <text:p/>
            </draw:polygon>
            <draw:polygon draw:style-name="gr2" draw:text-style-name="P2" draw:layer="layout" svg:width="2.5cm" svg:height="1.8cm" svg:x="9.008cm" svg:y="6.5cm" svg:viewBox="0 0 2501 1801" draw:points="0,900 1251,0 2501,900 1251,1801">
              <text:p/>
            </draw:polygon>
          </draw:g>
          <draw:frame draw:style-name="gr3" draw:text-style-name="P2" draw:layer="layout" svg:width="2.083cm" svg:height="1.35cm" svg:x="9.216cm" svg:y="6.725cm">
            <draw:text-box>
              <text:p text:style-name="P3"><text:span text:style-name="T1">While respuesta !equals (fin)</text:span></text:p>
            </draw:text-box>
          </draw:frame>
        </draw:g>
        <draw:g>
          <draw:g>
            <draw:path draw:style-name="gr4" draw:text-style-name="P4" draw:layer="layout" svg:width="2.5cm" svg:height="2.099cm" svg:x="7.57cm" svg:y="14cm" svg:viewBox="0 0 2501 2100" svg:d="M0 1892v-1892h2501v1892c-33-25-68-48-105-69-158-92-337-140-520-140s-363 48-521 140c-36 21-71 44-104 69-34 25-69 48-105 69-158 91-338 139-521 139s-362-48-520-139c-37-21-72-44-105-69z">
              <text:p/>
            </draw:path>
            <draw:path draw:style-name="gr2" draw:text-style-name="P2" draw:layer="layout" svg:width="2.5cm" svg:height="2.099cm" svg:x="7.57cm" svg:y="14cm" svg:viewBox="0 0 2501 2100" svg:d="M0 1892v-1892h2501v1892c-33-25-68-48-105-69-158-92-337-140-520-140s-363 48-521 140c-36 21-71 44-104 69-34 25-69 48-105 69-158 91-338 139-521 139s-362-48-520-139c-37-21-72-44-105-69z">
              <text:p/>
            </draw:path>
          </draw:g>
          <draw:frame draw:style-name="gr5" draw:text-style-name="P2" draw:layer="layout" svg:width="2.5cm" svg:height="1.683cm" svg:x="7.57cm" svg:y="14cm">
            <draw:text-box>
              <text:p text:style-name="P3"><text:span text:style-name="T1">Muestra las asignaturas y el número de alumnos</text:span></text:p>
            </draw:text-box>
          </draw:frame>
        </draw:g>
        <draw:g>
          <draw:g>
            <draw:path draw:style-name="gr6" draw:text-style-name="P5" draw:layer="layout" svg:width="2.499cm" svg:height="1cm" svg:x="5.35cm" svg:y="0.9cm" svg:viewBox="0 0 2500 1001" svg:d="M500 1001h1501c88 0 174-23 250-67s139-107 183-183c43-76 66-163 66-251 0-87-23-174-66-250-44-76-107-139-183-183s-162-67-250-67h-1501c-88 0-174 23-250 67s-139 107-183 183c-43 76-67 163-67 251 0 87 24 174 67 250 44 76 107 139 183 183s162 67 250 67z">
              <text:p/>
            </draw:path>
            <draw:path draw:style-name="gr2" draw:text-style-name="P2" draw:layer="layout" svg:width="2.499cm" svg:height="1cm" svg:x="5.35cm" svg:y="0.9cm" svg:viewBox="0 0 2500 1001" svg:d="M500 1001h1501c88 0 174-23 250-67s139-107 183-183c43-76 66-163 66-251 0-87-23-174-66-250-44-76-107-139-183-183s-162-67-250-67h-1501c-88 0-174 23-250 67s-139 107-183 183c-43 76-67 163-67 251 0 87 24 174 67 250 44 76 107 139 183 183s162 67 250 67z">
              <text:p/>
            </draw:path>
          </draw:g>
          <draw:frame draw:style-name="gr7" draw:text-style-name="P2" draw:layer="layout" svg:width="2.5cm" svg:height="1cm" svg:x="5.35cm" svg:y="0.9cm">
            <draw:text-box>
              <text:p text:style-name="P3"><text:span text:style-name="T2">Inicio Programa</text:span></text:p>
            </draw:text-box>
          </draw:frame>
        </draw:g>
        <draw:polyline draw:style-name="gr8" draw:text-style-name="P2" draw:layer="layout" svg:width="0.004cm" svg:height="0.8cm" svg:x="6.6cm" svg:y="1.9cm" svg:viewBox="0 0 5 801" draw:points="0,0 0,375 5,375 5,801">
          <text:p/>
        </draw:polyline>
        <draw:g>
          <draw:g>
            <draw:polygon draw:style-name="gr9" draw:text-style-name="P6" draw:layer="layout" svg:width="2.871cm" svg:height="1.325cm" svg:x="5.169cm" svg:y="2.7cm" svg:viewBox="0 0 2872 1326" draw:points="0,1326 2210,1326 2872,0 662,0">
              <text:p/>
            </draw:polygon>
            <draw:polygon draw:style-name="gr2" draw:text-style-name="P2" draw:layer="layout" svg:width="2.871cm" svg:height="1.325cm" svg:x="5.169cm" svg:y="2.7cm" svg:viewBox="0 0 2872 1326" draw:points="0,1326 2210,1326 2872,0 662,0">
              <text:p/>
            </draw:polygon>
          </draw:g>
          <draw:frame draw:style-name="gr10" draw:text-style-name="P2" draw:layer="layout" svg:width="1.472cm" svg:height="1.325cm" svg:x="5.868cm" svg:y="2.7cm">
            <draw:text-box>
              <text:p text:style-name="P3"><text:span text:style-name="T1">Lectura ficheros</text:span></text:p>
            </draw:text-box>
          </draw:frame>
        </draw:g>
        <draw:g>
          <draw:g>
            <draw:polygon draw:style-name="gr11" draw:text-style-name="P7" draw:layer="layout" svg:width="2.5cm" svg:height="1.7cm" svg:x="9.008cm" svg:y="8.75cm" svg:viewBox="0 0 2501 1701" draw:points="0,1701 2501,1701 2501,0 0,0">
              <text:p/>
            </draw:polygon>
            <draw:polygon draw:style-name="gr2" draw:text-style-name="P2" draw:layer="layout" svg:width="2.5cm" svg:height="1.7cm" svg:x="9.008cm" svg:y="8.75cm" svg:viewBox="0 0 2501 1701" draw:points="0,1701 2501,1701 2501,0 0,0">
              <text:p/>
            </draw:polygon>
          </draw:g>
          <draw:frame draw:style-name="gr12" draw:text-style-name="P2" draw:layer="layout" svg:width="2.5cm" svg:height="1.7cm" svg:x="9.008cm" svg:y="8.75cm">
            <draw:text-box>
              <text:p text:style-name="P3"><text:span text:style-name="T1">Respuesta = Usuario</text:span></text:p>
              <text:p text:style-name="P3"><text:span text:style-name="T1">Introduce comando</text:span></text:p>
            </draw:text-box>
          </draw:frame>
        </draw:g>
        <draw:line draw:style-name="gr8" draw:text-style-name="P2" draw:layer="layout" svg:x1="10.258cm" svg:y1="8.3cm" svg:x2="10.258cm" svg:y2="8.749cm">
          <text:p/>
        </draw:line>
        <draw:g>
          <draw:g>
            <draw:polygon draw:style-name="gr13" draw:text-style-name="P8" draw:layer="layout" svg:width="2.925cm" svg:height="1.35cm" svg:x="8.787cm" svg:y="3.1cm" svg:viewBox="0 0 2926 1351" draw:points="0,1351 2251,1351 2926,0 674,0">
              <text:p/>
            </draw:polygon>
            <draw:polygon draw:style-name="gr2" draw:text-style-name="P2" draw:layer="layout" svg:width="2.925cm" svg:height="1.35cm" svg:x="8.787cm" svg:y="3.1cm" svg:viewBox="0 0 2926 1351" draw:points="0,1351 2251,1351 2926,0 674,0">
              <text:p/>
            </draw:polygon>
          </draw:g>
          <draw:frame draw:style-name="gr3" draw:text-style-name="P2" draw:layer="layout" svg:width="1.5cm" svg:height="1.35cm" svg:x="9.5cm" svg:y="3.1cm">
            <draw:text-box>
              <text:p text:style-name="P3"><text:span text:style-name="T1">String respuesta</text:span></text:p>
            </draw:text-box>
          </draw:frame>
        </draw:g>
        <draw:polyline draw:style-name="gr8" draw:text-style-name="P2" draw:layer="layout" svg:width="0.008cm" svg:height="2.05cm" svg:x="10.25cm" svg:y="4.45cm" svg:viewBox="0 0 9 2051" draw:points="0,0 0,375 9,375 9,2051">
          <text:p/>
        </draw:polyline>
        <draw:g>
          <draw:g>
            <draw:polygon draw:style-name="gr1" draw:text-style-name="P1" draw:layer="layout" svg:width="3.375cm" svg:height="1.8cm" svg:x="7.133cm" svg:y="11.55cm" svg:viewBox="0 0 3376 1801" draw:points="0,901 1687,0 3376,901 1687,1801">
              <text:p/>
            </draw:polygon>
            <draw:polygon draw:style-name="gr2" draw:text-style-name="P2" draw:layer="layout" svg:width="3.375cm" svg:height="1.8cm" svg:x="7.133cm" svg:y="11.55cm" svg:viewBox="0 0 3376 1801" draw:points="0,901 1687,0 3376,901 1687,1801">
              <text:p/>
            </draw:polygon>
          </draw:g>
          <draw:frame draw:style-name="gr3" draw:text-style-name="P2" draw:layer="layout" svg:width="2.813cm" svg:height="1.35cm" svg:x="7.414cm" svg:y="11.775cm">
            <draw:text-box>
              <text:p text:style-name="P3"><text:span text:style-name="T1">If respuesta</text:span></text:p>
              <text:p text:style-name="P3"><text:span text:style-name="T1">equals(Matriculas)</text:span></text:p>
            </draw:text-box>
          </draw:frame>
        </draw:g>
        <draw:polyline draw:style-name="gr8" draw:text-style-name="P2" draw:layer="layout" svg:width="1.437cm" svg:height="1.1cm" svg:x="8.82cm" svg:y="10.45cm" svg:viewBox="0 0 1438 1101" draw:points="1438,0 1438,399 0,399 0,1101">
          <text:p/>
        </draw:polyline>
        <draw:line draw:style-name="gr8" draw:text-style-name="P2" draw:layer="layout" svg:x1="6.605cm" svg:y1="4.025cm" svg:x2="6.6cm" svg:y2="4.701cm">
          <text:p/>
        </draw:line>
        <draw:g>
          <draw:g>
            <draw:polygon draw:style-name="gr14" draw:text-style-name="P9" draw:layer="layout" svg:width="2.2cm" svg:height="1.173cm" svg:x="3.658cm" svg:y="13.027cm" svg:viewBox="0 0 2201 1174" draw:points="0,586 1101,0 2201,586 1101,1174">
              <text:p/>
            </draw:polygon>
            <draw:polygon draw:style-name="gr2" draw:text-style-name="P2" draw:layer="layout" svg:width="2.2cm" svg:height="1.173cm" svg:x="3.658cm" svg:y="13.027cm" svg:viewBox="0 0 2201 1174" draw:points="0,586 1101,0 2201,586 1101,1174">
              <text:p/>
            </draw:polygon>
          </draw:g>
          <draw:frame draw:style-name="gr15" draw:text-style-name="P2" draw:layer="layout" svg:width="1.833cm" svg:height="0.88cm" svg:x="3.841cm" svg:y="13.173cm">
            <draw:text-box>
              <text:p text:style-name="P3"><text:span text:style-name="T1">else</text:span></text:p>
            </draw:text-box>
          </draw:frame>
        </draw:g>
        <draw:g>
          <draw:g>
            <draw:polygon draw:style-name="gr1" draw:text-style-name="P1" draw:layer="layout" svg:width="3.375cm" svg:height="1.8cm" svg:x="10.757cm" svg:y="11.55cm" svg:viewBox="0 0 3376 1801" draw:points="0,901 1688,0 3376,901 1688,1801">
              <text:p/>
            </draw:polygon>
            <draw:polygon draw:style-name="gr2" draw:text-style-name="P2" draw:layer="layout" svg:width="3.375cm" svg:height="1.8cm" svg:x="10.757cm" svg:y="11.55cm" svg:viewBox="0 0 3376 1801" draw:points="0,901 1688,0 3376,901 1688,1801">
              <text:p/>
            </draw:polygon>
          </draw:g>
          <draw:frame draw:style-name="gr3" draw:text-style-name="P2" draw:layer="layout" svg:width="2.813cm" svg:height="1.35cm" svg:x="11.039cm" svg:y="11.775cm">
            <draw:text-box>
              <text:p text:style-name="P3"><text:span text:style-name="T1">If respuesta</text:span></text:p>
              <text:p text:style-name="P3"><text:span text:style-name="T1">equals(Actualizar)</text:span></text:p>
            </draw:text-box>
          </draw:frame>
        </draw:g>
        <draw:line draw:style-name="gr8" draw:text-style-name="P2" draw:layer="layout" svg:x1="8.82cm" svg:y1="13.35cm" svg:x2="8.82cm" svg:y2="13.999cm">
          <text:p/>
        </draw:line>
        <draw:polyline draw:style-name="gr8" draw:text-style-name="P2" draw:layer="layout" svg:width="9.837cm" svg:height="10.15cm" svg:x="8.82cm" svg:y="7.4cm" svg:viewBox="0 0 9838 10151" draw:points="0,8492 0,10151 9838,10151 9838,0 2687,0">
          <text:p/>
        </draw:polyline>
        <draw:g>
          <draw:g>
            <draw:polygon draw:style-name="gr16" draw:text-style-name="P10" draw:layer="layout" svg:width="2.5cm" svg:height="1.7cm" svg:x="11.195cm" svg:y="13.9cm" svg:viewBox="0 0 2501 1701" draw:points="0,1701 2501,1701 2501,0 0,0">
              <text:p/>
            </draw:polygon>
            <draw:polygon draw:style-name="gr2" draw:text-style-name="P2" draw:layer="layout" svg:width="2.5cm" svg:height="1.7cm" svg:x="11.195cm" svg:y="13.9cm" svg:viewBox="0 0 2501 1701" draw:points="0,1701 2501,1701 2501,0 0,0">
              <text:p/>
            </draw:polygon>
          </draw:g>
          <draw:frame draw:style-name="gr12" draw:text-style-name="P2" draw:layer="layout" svg:width="2.5cm" svg:height="1.7cm" svg:x="11.195cm" svg:y="13.9cm">
            <draw:text-box>
              <text:p text:style-name="P3"><text:span text:style-name="T1">Sobrescribe <text:s/>el archivo de matriculaciones binario.</text:span></text:p>
            </draw:text-box>
          </draw:frame>
        </draw:g>
        <draw:line draw:style-name="gr8" draw:text-style-name="P2" draw:layer="layout" svg:x1="12.445cm" svg:y1="13.35cm" svg:x2="12.445cm" svg:y2="13.9cm">
          <text:p/>
        </draw:line>
        <draw:polyline draw:style-name="gr8" draw:text-style-name="P2" draw:layer="layout" svg:width="2.187cm" svg:height="1.1cm" svg:x="10.258cm" svg:y="10.45cm" svg:viewBox="0 0 2188 1101" draw:points="0,0 0,394 2188,394 2188,1101">
          <text:p/>
        </draw:polyline>
        <draw:polyline draw:style-name="gr8" draw:text-style-name="P2" draw:layer="layout" svg:width="5.5cm" svg:height="2.577cm" svg:x="4.757cm" svg:y="10.45cm" svg:viewBox="0 0 5501 2578" draw:points="5501,0 5501,399 0,399 0,2578">
          <text:p/>
        </draw:polyline>
        <draw:g>
          <draw:g>
            <draw:polygon draw:style-name="gr16" draw:text-style-name="P10" draw:layer="layout" svg:width="1.763cm" svg:height="1.057cm" svg:x="3.876cm" svg:y="16.507cm" svg:viewBox="0 0 1764 1058" draw:points="0,1058 1764,1058 1764,0 0,0">
              <text:p/>
            </draw:polygon>
            <draw:polygon draw:style-name="gr2" draw:text-style-name="P2" draw:layer="layout" svg:width="1.763cm" svg:height="1.057cm" svg:x="3.876cm" svg:y="16.507cm" svg:viewBox="0 0 1764 1058" draw:points="0,1058 1764,1058 1764,0 0,0">
              <text:p/>
            </draw:polygon>
          </draw:g>
          <draw:frame draw:style-name="gr17" draw:text-style-name="P2" draw:layer="layout" svg:width="1.763cm" svg:height="1.057cm" svg:x="3.876cm" svg:y="16.507cm">
            <draw:text-box>
              <text:p text:style-name="P3"><text:span text:style-name="T1">Split respuesta</text:span></text:p>
            </draw:text-box>
          </draw:frame>
        </draw:g>
        <draw:line draw:style-name="gr8" draw:text-style-name="P2" draw:layer="layout" svg:x1="4.757cm" svg:y1="14.2cm" svg:x2="4.757cm" svg:y2="16.507cm">
          <text:p/>
        </draw:line>
        <draw:g>
          <draw:g>
            <draw:polygon draw:style-name="gr1" draw:text-style-name="P1" draw:layer="layout" svg:width="2.5cm" svg:height="1.6cm" svg:x="2.27cm" svg:y="18.35cm" svg:viewBox="0 0 2501 1601" draw:points="0,801 1251,0 2501,801 1251,1601">
              <text:p/>
            </draw:polygon>
            <draw:polygon draw:style-name="gr2" draw:text-style-name="P2" draw:layer="layout" svg:width="2.5cm" svg:height="1.6cm" svg:x="2.27cm" svg:y="18.35cm" svg:viewBox="0 0 2501 1601" draw:points="0,801 1251,0 2501,801 1251,1601">
              <text:p/>
            </draw:polygon>
          </draw:g>
          <draw:frame draw:style-name="gr18" draw:text-style-name="P2" draw:layer="layout" svg:width="2.083cm" svg:height="1.2cm" svg:x="2.478cm" svg:y="18.55cm">
            <draw:text-box>
              <text:p text:style-name="P3"><text:span text:style-name="T3">If respuesta[0] equals “asignaturas”</text:span></text:p>
            </draw:text-box>
          </draw:frame>
        </draw:g>
        <draw:g>
          <draw:g>
            <draw:polygon draw:style-name="gr1" draw:text-style-name="P1" draw:layer="layout" svg:width="2.5cm" svg:height="1.6cm" svg:x="4.92cm" svg:y="18.35cm" svg:viewBox="0 0 2501 1601" draw:points="0,801 1251,0 2501,801 1251,1601">
              <text:p/>
            </draw:polygon>
            <draw:polygon draw:style-name="gr2" draw:text-style-name="P2" draw:layer="layout" svg:width="2.5cm" svg:height="1.6cm" svg:x="4.92cm" svg:y="18.35cm" svg:viewBox="0 0 2501 1601" draw:points="0,801 1251,0 2501,801 1251,1601">
              <text:p/>
            </draw:polygon>
          </draw:g>
          <draw:frame draw:style-name="gr18" draw:text-style-name="P2" draw:layer="layout" svg:width="2.083cm" svg:height="1.2cm" svg:x="5.128cm" svg:y="18.55cm">
            <draw:text-box>
              <text:p text:style-name="P3"><text:span text:style-name="T3">If respuesta[0] equals “alumnos”</text:span></text:p>
            </draw:text-box>
          </draw:frame>
        </draw:g>
        <draw:polyline draw:style-name="gr8" draw:text-style-name="P2" draw:layer="layout" svg:width="1.237cm" svg:height="0.785cm" svg:x="3.52cm" svg:y="17.565cm" svg:viewBox="0 0 1238 786" draw:points="1238,0 1238,363 0,363 0,786">
          <text:p/>
        </draw:polyline>
        <draw:polyline draw:style-name="gr8" draw:text-style-name="P2" draw:layer="layout" svg:width="1.412cm" svg:height="0.785cm" svg:x="4.757cm" svg:y="17.565cm" svg:viewBox="0 0 1413 786" draw:points="0,0 0,369 1413,369 1413,786">
          <text:p/>
        </draw:polyline>
        <draw:g>
          <draw:g>
            <draw:polygon draw:style-name="gr1" draw:text-style-name="P1" draw:layer="layout" svg:width="2.5cm" svg:height="1.6cm" svg:x="7.57cm" svg:y="18.35cm" svg:viewBox="0 0 2501 1601" draw:points="0,801 1251,0 2501,801 1251,1601">
              <text:p/>
            </draw:polygon>
            <draw:polygon draw:style-name="gr2" draw:text-style-name="P2" draw:layer="layout" svg:width="2.5cm" svg:height="1.6cm" svg:x="7.57cm" svg:y="18.35cm" svg:viewBox="0 0 2501 1601" draw:points="0,801 1251,0 2501,801 1251,1601">
              <text:p/>
            </draw:polygon>
          </draw:g>
          <draw:frame draw:style-name="gr18" draw:text-style-name="P2" draw:layer="layout" svg:width="2.083cm" svg:height="1.2cm" svg:x="7.778cm" svg:y="18.55cm">
            <draw:text-box>
              <text:p text:style-name="P3"><text:span text:style-name="T3">If respuesta[0] equals “matricular”</text:span></text:p>
            </draw:text-box>
          </draw:frame>
        </draw:g>
        <draw:g>
          <draw:g>
            <draw:polygon draw:style-name="gr1" draw:text-style-name="P1" draw:layer="layout" svg:width="2.5cm" svg:height="1.6cm" svg:x="10.52cm" svg:y="18.35cm" svg:viewBox="0 0 2501 1601" draw:points="0,801 1251,0 2501,801 1251,1601">
              <text:p/>
            </draw:polygon>
            <draw:polygon draw:style-name="gr2" draw:text-style-name="P2" draw:layer="layout" svg:width="2.5cm" svg:height="1.6cm" svg:x="10.52cm" svg:y="18.35cm" svg:viewBox="0 0 2501 1601" draw:points="0,801 1251,0 2501,801 1251,1601">
              <text:p/>
            </draw:polygon>
          </draw:g>
          <draw:frame draw:style-name="gr18" draw:text-style-name="P2" draw:layer="layout" svg:width="2.083cm" svg:height="1.2cm" svg:x="10.728cm" svg:y="18.55cm">
            <draw:text-box>
              <text:p text:style-name="P3"><text:span text:style-name="T3">If respuesta[0] equals “eliminar”</text:span></text:p>
            </draw:text-box>
          </draw:frame>
        </draw:g>
        <draw:polyline draw:style-name="gr8" draw:text-style-name="P2" draw:layer="layout" svg:width="4.062cm" svg:height="0.785cm" svg:x="4.757cm" svg:y="17.565cm" svg:viewBox="0 0 4063 786" draw:points="0,0 0,369 4063,369 4063,786">
          <text:p/>
        </draw:polyline>
        <draw:polyline draw:style-name="gr8" draw:text-style-name="P2" draw:layer="layout" svg:width="7.012cm" svg:height="0.785cm" svg:x="4.757cm" svg:y="17.565cm" svg:viewBox="0 0 7013 786" draw:points="0,0 0,369 7013,369 7013,786">
          <text:p/>
        </draw:polyline>
        <draw:g>
          <draw:g>
            <draw:polygon draw:style-name="gr14" draw:text-style-name="P9" draw:layer="layout" svg:width="2.5cm" svg:height="1.5cm" svg:x="13.47cm" svg:y="18.4cm" svg:viewBox="0 0 2501 1501" draw:points="0,751 1251,0 2501,751 1251,1501">
              <text:p/>
            </draw:polygon>
            <draw:polygon draw:style-name="gr2" draw:text-style-name="P2" draw:layer="layout" svg:width="2.5cm" svg:height="1.5cm" svg:x="13.47cm" svg:y="18.4cm" svg:viewBox="0 0 2501 1501" draw:points="0,751 1251,0 2501,751 1251,1501">
              <text:p/>
            </draw:polygon>
          </draw:g>
          <draw:frame draw:style-name="gr19" draw:text-style-name="P2" draw:layer="layout" svg:width="2.083cm" svg:height="1.125cm" svg:x="13.678cm" svg:y="18.587cm">
            <draw:text-box>
              <text:p text:style-name="P3"><text:span text:style-name="T3">else</text:span></text:p>
            </draw:text-box>
          </draw:frame>
        </draw:g>
        <draw:polyline draw:style-name="gr8" draw:text-style-name="P2" draw:layer="layout" svg:width="9.962cm" svg:height="0.835cm" svg:x="4.757cm" svg:y="17.565cm" svg:viewBox="0 0 9963 836" draw:points="0,0 0,369 9963,369 9963,836">
          <text:p/>
        </draw:polyline>
        <draw:g>
          <draw:g>
            <draw:path draw:style-name="gr4" draw:text-style-name="P4" draw:layer="layout" svg:width="2.33cm" svg:height="1.398cm" svg:x="13.555cm" svg:y="20.801cm" svg:viewBox="0 0 2331 1399" svg:d="M0 1225v-1225h2331v1225c-18-12-35-23-54-33-161-93-343-142-529-142s-368 49-529 142c-19 10-36 21-54 33-17 11-35 22-53 33-161 93-344 141-530 141-185 0-368-48-529-141-18-11-36-22-53-33z">
              <text:p/>
            </draw:path>
            <draw:path draw:style-name="gr2" draw:text-style-name="P2" draw:layer="layout" svg:width="2.33cm" svg:height="1.398cm" svg:x="13.555cm" svg:y="20.801cm" svg:viewBox="0 0 2331 1399" svg:d="M0 1225v-1225h2331v1225c-18-12-35-23-54-33-161-93-343-142-529-142s-368 49-529 142c-19 10-36 21-54 33-17 11-35 22-53 33-161 93-344 141-530 141-185 0-368-48-529-141-18-11-36-22-53-33z">
              <text:p/>
            </draw:path>
          </draw:g>
          <draw:frame draw:style-name="gr20" draw:text-style-name="P2" draw:layer="layout" svg:width="2.33cm" svg:height="1.163cm" svg:x="13.555cm" svg:y="20.744cm">
            <draw:text-box>
              <text:p text:style-name="P3"><text:span text:style-name="T3">Escribe:</text:span></text:p>
              <text:p text:style-name="P3"><text:span text:style-name="T3">Código <text:s/>desconocido</text:span></text:p>
            </draw:text-box>
          </draw:frame>
        </draw:g>
        <draw:polygon draw:style-name="gr8" draw:text-style-name="P2" draw:layer="layout" svg:width="0cm" svg:height="0cm" svg:x="18.658cm" svg:y="17.55cm" svg:viewBox="0 0 0 0" draw:points="0,0">
          <text:p/>
        </draw:polygon>
        <draw:line draw:style-name="gr8" draw:text-style-name="P2" draw:layer="layout" svg:x1="14.72cm" svg:y1="19.9cm" svg:x2="14.72cm" svg:y2="20.801cm">
          <text:p/>
        </draw:line>
        <draw:g>
          <draw:g>
            <draw:polygon draw:style-name="gr21" draw:text-style-name="P11" draw:layer="layout" svg:width="2cm" svg:height="1.2cm" svg:x="2.47cm" svg:y="20.85cm" svg:viewBox="0 0 2001 1201" draw:points="0,1201 2001,1201 2001,0 0,0">
              <text:p/>
            </draw:polygon>
            <draw:polygon draw:style-name="gr22" draw:text-style-name="P2" draw:layer="layout" svg:width="2cm" svg:height="1.2cm" svg:x="2.47cm" svg:y="20.85cm" svg:viewBox="0 0 2001 1201" draw:points="0,1201 2001,1201 2001,0 0,0">
              <text:p/>
            </draw:polygon>
          </draw:g>
          <draw:frame draw:style-name="gr18" draw:text-style-name="P2" draw:layer="layout" svg:width="2cm" svg:height="1.2cm" svg:x="2.47cm" svg:y="20.85cm">
            <draw:text-box>
              <text:p text:style-name="P3"><text:span text:style-name="T3">Método</text:span></text:p>
              <text:p text:style-name="P3"><text:span text:style-name="T3">Mostrar asignaturas</text:span></text:p>
            </draw:text-box>
          </draw:frame>
        </draw:g>
        <draw:g>
          <draw:g>
            <draw:polygon draw:style-name="gr21" draw:text-style-name="P11" draw:layer="layout" svg:width="2cm" svg:height="1.2cm" svg:x="5.17cm" svg:y="20.85cm" svg:viewBox="0 0 2001 1201" draw:points="0,1201 2001,1201 2001,0 0,0">
              <text:p/>
            </draw:polygon>
            <draw:polygon draw:style-name="gr22" draw:text-style-name="P2" draw:layer="layout" svg:width="2cm" svg:height="1.2cm" svg:x="5.17cm" svg:y="20.85cm" svg:viewBox="0 0 2001 1201" draw:points="0,1201 2001,1201 2001,0 0,0">
              <text:p/>
            </draw:polygon>
          </draw:g>
          <draw:frame draw:style-name="gr18" draw:text-style-name="P2" draw:layer="layout" svg:width="2cm" svg:height="1.2cm" svg:x="5.17cm" svg:y="20.85cm">
            <draw:text-box>
              <text:p text:style-name="P3"><text:span text:style-name="T3">Método</text:span></text:p>
              <text:p text:style-name="P3"><text:span text:style-name="T3">Mostrar alumnos</text:span></text:p>
            </draw:text-box>
          </draw:frame>
        </draw:g>
        <draw:g>
          <draw:g>
            <draw:polygon draw:style-name="gr21" draw:text-style-name="P11" draw:layer="layout" svg:width="2cm" svg:height="1.2cm" svg:x="7.82cm" svg:y="20.85cm" svg:viewBox="0 0 2001 1201" draw:points="0,1201 2001,1201 2001,0 0,0">
              <text:p/>
            </draw:polygon>
            <draw:polygon draw:style-name="gr22" draw:text-style-name="P2" draw:layer="layout" svg:width="2cm" svg:height="1.2cm" svg:x="7.82cm" svg:y="20.85cm" svg:viewBox="0 0 2001 1201" draw:points="0,1201 2001,1201 2001,0 0,0">
              <text:p/>
            </draw:polygon>
          </draw:g>
          <draw:frame draw:style-name="gr18" draw:text-style-name="P2" draw:layer="layout" svg:width="2cm" svg:height="1.2cm" svg:x="7.82cm" svg:y="20.85cm">
            <draw:text-box>
              <text:p text:style-name="P3"><text:span text:style-name="T3">Método</text:span></text:p>
              <text:p text:style-name="P3"><text:span text:style-name="T3">Matricular alumnos</text:span></text:p>
            </draw:text-box>
          </draw:frame>
        </draw:g>
        <draw:g>
          <draw:g>
            <draw:polygon draw:style-name="gr21" draw:text-style-name="P11" draw:layer="layout" svg:width="2cm" svg:height="1.2cm" svg:x="10.77cm" svg:y="20.85cm" svg:viewBox="0 0 2001 1201" draw:points="0,1201 2001,1201 2001,0 0,0">
              <text:p/>
            </draw:polygon>
            <draw:polygon draw:style-name="gr22" draw:text-style-name="P2" draw:layer="layout" svg:width="2cm" svg:height="1.2cm" svg:x="10.77cm" svg:y="20.85cm" svg:viewBox="0 0 2001 1201" draw:points="0,1201 2001,1201 2001,0 0,0">
              <text:p/>
            </draw:polygon>
          </draw:g>
          <draw:frame draw:style-name="gr18" draw:text-style-name="P2" draw:layer="layout" svg:width="2cm" svg:height="1.2cm" svg:x="10.77cm" svg:y="20.85cm">
            <draw:text-box>
              <text:p text:style-name="P3"><text:span text:style-name="T3">Método</text:span></text:p>
              <text:p text:style-name="P3"><text:span text:style-name="T3">Eliminar alumnos</text:span></text:p>
            </draw:text-box>
          </draw:frame>
        </draw:g>
        <draw:line draw:style-name="gr8" draw:text-style-name="P2" draw:layer="layout" svg:x1="3.52cm" svg:y1="19.95cm" svg:x2="3.52cm" svg:y2="20.85cm">
          <text:p/>
        </draw:line>
        <draw:line draw:style-name="gr8" draw:text-style-name="P2" draw:layer="layout" svg:x1="6.17cm" svg:y1="19.95cm" svg:x2="6.17cm" svg:y2="20.85cm">
          <text:p/>
        </draw:line>
        <draw:line draw:style-name="gr8" draw:text-style-name="P2" draw:layer="layout" svg:x1="8.82cm" svg:y1="19.95cm" svg:x2="8.82cm" svg:y2="20.85cm">
          <text:p/>
        </draw:line>
        <draw:line draw:style-name="gr8" draw:text-style-name="P2" draw:layer="layout" svg:x1="11.77cm" svg:y1="19.95cm" svg:x2="11.77cm" svg:y2="20.85cm">
          <text:p/>
        </draw:line>
        <draw:g>
          <draw:g>
            <draw:path draw:style-name="gr23" draw:text-style-name="P12" draw:layer="layout" svg:width="2.522cm" svg:height="1cm" svg:x="2cm" svg:y="6.9cm" svg:viewBox="0 0 2523 1001" svg:d="M500 1001h1501c7 0 15 0 22 0 88 0 174-23 250-67 76-43 139-107 183-183s67-162 67-250-23-174-67-250-107-140-183-183c-76-44-162-68-250-68-7 0-15 1-22 1h-1501c-88 0-174 23-250 67s-139 107-183 183c-43 76-67 162-67 250s24 174 67 250c44 76 107 139 183 183s162 67 250 67z">
              <text:p/>
            </draw:path>
            <draw:path draw:style-name="gr22" draw:text-style-name="P2" draw:layer="layout" svg:width="2.522cm" svg:height="1cm" svg:x="2cm" svg:y="6.9cm" svg:viewBox="0 0 2523 1001" svg:d="M500 1001h1501c7 0 15 0 22 0 88 0 174-23 250-67 76-43 139-107 183-183s67-162 67-250-23-174-67-250-107-140-183-183c-76-44-162-68-250-68-7 0-15 1-22 1h-1501c-88 0-174 23-250 67s-139 107-183 183c-43 76-67 162-67 250s24 174 67 250c44 76 107 139 183 183s162 67 250 67z">
              <text:p/>
            </draw:path>
          </draw:g>
          <draw:frame draw:style-name="gr7" draw:text-style-name="P2" draw:layer="layout" svg:width="2.5cm" svg:height="1cm" svg:x="2cm" svg:y="6.9cm">
            <draw:text-box>
              <text:p text:style-name="P3"><text:span text:style-name="T2">Finaliza programa</text:span></text:p>
            </draw:text-box>
          </draw:frame>
        </draw:g>
        <draw:g>
          <draw:g>
            <draw:polygon draw:style-name="gr24" draw:text-style-name="P13" draw:layer="layout" svg:width="2.5cm" svg:height="1.5cm" svg:x="5.35cm" svg:y="6.65cm" svg:viewBox="0 0 2501 1501" draw:points="0,1501 2501,1501 2501,0 0,0">
              <text:p/>
            </draw:polygon>
            <draw:polygon draw:style-name="gr22" draw:text-style-name="P2" draw:layer="layout" svg:width="2.5cm" svg:height="1.5cm" svg:x="5.35cm" svg:y="6.65cm" svg:viewBox="0 0 2501 1501" draw:points="0,1501 2501,1501 2501,0 0,0">
              <text:p/>
            </draw:polygon>
          </draw:g>
          <draw:frame draw:style-name="gr25" draw:text-style-name="P2" draw:layer="layout" svg:width="2.5cm" svg:height="1.503cm" svg:x="5.35cm" svg:y="6.649cm">
            <draw:text-box>
              <text:p text:style-name="P3"><text:span text:style-name="T3">Sobrescribe el archivo de matriculaciones binario</text:span></text:p>
            </draw:text-box>
          </draw:frame>
        </draw:g>
        <draw:line draw:style-name="gr8" draw:text-style-name="P2" draw:layer="layout" svg:x1="9.007cm" svg:y1="7.4cm" svg:x2="7.85cm" svg:y2="7.4cm">
          <text:p/>
        </draw:line>
        <draw:polyline draw:style-name="gr8" draw:text-style-name="P2" draw:layer="layout" svg:width="0.848cm" svg:height="0cm" svg:x="4.5cm" svg:y="7.4cm" svg:viewBox="0 0 849 0" draw:points="849,0 535,0 0,0">
          <text:p/>
        </draw:polyline>
        <draw:line draw:style-name="gr26" draw:text-style-name="P2" draw:layer="layout" svg:x1="6.17cm" svg:y1="22.05cm" svg:x2="6.17cm" svg:y2="22.7cm">
          <text:p/>
        </draw:line>
        <draw:line draw:style-name="gr26" draw:text-style-name="P2" draw:layer="layout" svg:x1="8.82cm" svg:y1="22.05cm" svg:x2="8.82cm" svg:y2="22.7cm">
          <text:p/>
        </draw:line>
        <draw:line draw:style-name="gr26" draw:text-style-name="P2" draw:layer="layout" svg:x1="11.77cm" svg:y1="22.05cm" svg:x2="11.77cm" svg:y2="22.7cm">
          <text:p/>
        </draw:line>
        <draw:polyline draw:style-name="gr26" draw:text-style-name="P2" draw:layer="layout" svg:width="3.938cm" svg:height="5.15cm" svg:x="14.72cm" svg:y="17.55cm" svg:viewBox="0 0 3939 5151" draw:points="0,4476 0,5151 3939,5151 3939,0">
          <text:p/>
        </draw:polyline>
        <draw:polyline draw:style-name="gr26" draw:text-style-name="P2" draw:layer="layout" svg:width="11.25cm" svg:height="0.65cm" svg:x="3.47cm" svg:y="22.05cm" svg:viewBox="0 0 11251 651" draw:points="0,0 0,651 11251,651">
          <text:p/>
        </draw:polyline>
        <draw:line draw:style-name="gr27" draw:text-style-name="P2" draw:layer="layout" svg:x1="12.445cm" svg:y1="15.6cm" svg:x2="12.445cm" svg:y2="17.549cm">
          <text:p/>
        </draw:line>
        <draw:g>
          <draw:g>
            <draw:polygon draw:style-name="gr21" draw:text-style-name="P11" draw:layer="layout" svg:width="3.3cm" svg:height="1.5cm" svg:x="4.95cm" svg:y="4.7cm" svg:viewBox="0 0 3301 1501" draw:points="0,1501 3301,1501 3301,0 0,0">
              <text:p/>
            </draw:polygon>
            <draw:polygon draw:style-name="gr22" draw:text-style-name="P2" draw:layer="layout" svg:width="3.3cm" svg:height="1.5cm" svg:x="4.95cm" svg:y="4.7cm" svg:viewBox="0 0 3301 1501" draw:points="0,1501 3301,1501 3301,0 0,0">
              <text:p/>
            </draw:polygon>
          </draw:g>
          <draw:frame draw:style-name="gr25" draw:text-style-name="P2" draw:layer="layout" svg:width="3.3cm" svg:height="1.503cm" svg:x="4.95cm" svg:y="4.699cm">
            <draw:text-box>
              <text:p text:style-name="P3"><text:span text:style-name="T3">Métodos actualizarAlumnos</text:span></text:p>
              <text:p text:style-name="P3"><text:span text:style-name="T3">+</text:span></text:p>
              <text:p text:style-name="P3"><text:span text:style-name="T3">actualizarAsignaturas</text:span></text:p>
            </draw:text-box>
          </draw:frame>
        </draw:g>
        <draw:polyline draw:style-name="gr8" draw:text-style-name="P2" draw:layer="layout" svg:width="0.875cm" svg:height="1.675cm" svg:x="8.25cm" svg:y="3.775cm" svg:viewBox="0 0 876 1676" draw:points="0,1676 375,1676 375,0 876,0">
          <text:p/>
        </draw:poly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5f_0" draw:display-name="Gradient_0" draw:style="linear" draw:start-color="#f6d5b9" draw:end-color="#f2c59f" draw:start-intensity="100%" draw:end-intensity="100%" draw:angle="0deg" draw:border="0%"/>
    <draw:gradient draw:name="Gradient_5f_1" draw:display-name="Gradient_1" draw:style="linear" draw:start-color="#e7e3ee" draw:end-color="#d7d0e3" draw:start-intensity="100%" draw:end-intensity="100%" draw:angle="0deg" draw:border="0%"/>
    <draw:gradient draw:name="Gradient_5f_2" draw:display-name="Gradient_2" draw:style="linear" draw:start-color="#b3c283" draw:end-color="#a7b96f" draw:start-intensity="100%" draw:end-intensity="100%" draw:angle="0deg" draw:border="0%"/>
    <draw:gradient draw:name="Gradient_5f_3" draw:display-name="Gradient_3" draw:style="linear" draw:start-color="#dbe0ef" draw:end-color="#c7cfe7" draw:start-intensity="100%" draw:end-intensity="100%" draw:angle="0deg" draw:border="0%"/>
    <draw:gradient draw:name="Gradient_5f_4" draw:display-name="Gradient_4" draw:style="linear" draw:start-color="#e0e6cd" draw:end-color="#d3dcba" draw:start-intensity="100%" draw:end-intensity="100%" draw:angle="0deg" draw:border="0%"/>
    <draw:gradient draw:name="Gradient_5f_5" draw:display-name="Gradient_5" draw:style="linear" draw:start-color="#b8c1e0" draw:end-color="#a4afd7" draw:start-intensity="100%" draw:end-intensity="100%" draw:angle="0deg" draw:border="0%"/>
    <draw:gradient draw:name="Gradient_5f_6" draw:display-name="Gradient_6" draw:style="linear" draw:start-color="#bfbfbf" draw:end-color="#b0b0b0" draw:start-intensity="100%" draw:end-intensity="100%" draw:angle="0deg" draw:border="0%"/>
    <draw:gradient draw:name="Gradient_5f_7" draw:display-name="Gradient_7" draw:style="linear" draw:start-color="#e1ebf3" draw:end-color="#cbddeb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3-09T16:06:41.314000000</dc:date>
    <meta:creation-date>2021-03-08T15:31:07Z</meta:creation-date>
    <meta:generator>LibreOffice/7.0.1.2$Windows_X86_64 LibreOffice_project/7cbcfc562f6eb6708b5ff7d7397325de9e764452</meta:generator>
    <meta:editing-duration>PT1M30S</meta:editing-duration>
    <meta:editing-cycles>1</meta:editing-cycles>
    <meta:document-statistic meta:object-count="151"/>
  </office:meta>
</office:document-meta>
</file>